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1dc082" officeooo:paragraph-rsid="001dc082"/>
    </style:style>
    <style:style style:name="P4" style:family="paragraph" style:parent-style-name="Standard" style:list-style-name="L1">
      <style:text-properties officeooo:rsid="001e21c8" officeooo:paragraph-rsid="001e21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xml:id="list3894095805"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2">How do I add a functional splash page?</text:p>
        </text:list-item>
        <text:list-item>
          <text:p text:style-name="P4">How do I make a textview into a clickable, underlined link?</text:p>
        </text:list-item>
        <text:list-item>
          <text:p text:style-name="P2">How do I make dynamic text stay centered like in the details panel?</text:p>
        </text:list-item>
        <text:list-item>
          <text:p text:style-name="P3">How do I add space to the bottom of a constraint layout? (Detail pane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21:59:05.283000000</dc:date>
    <meta:editing-duration>PT26M47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82" meta:character-count="395" meta:non-whitespace-character-count="326"/>
  </office:meta>
</office:document-meta>
</file>